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>
        <form:form form:apply-filter="true" form:control-implementation="ooo:com.sun.star.form.component.Form" office:target-frame="" xlink:href="" xlink:type="simple"/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JavaTutorium – Algorithmen</text:p>
      <text:p text:style-name="Standard"/>
      <text:p text:style-name="Standard">Aufgabe 1 (Schwierigkeitsgrad: 2)</text:p>
      <text:p text:style-name="Standard"/>
      <text:p text:style-name="Standard">Zwei unterschiedliche natürliche Zahlen a und b nennt man befreundet, wenn die Summe der echten Teiler von a die Zahl b ergibt und die Summe der echten Teiler von b die Zahl a ergibt, also T(a) = b und T(b) = a gilt. Das kleinste Paar befreundeter Zahlen ist 220 und 284.<text:line-break/><text:line-break/>T(220) = 1 + 2 + 4 + 5 + 10 + 11 + 20 + 22 + 44 + 55 + 110 = 284<text:line-break/>T(284) = 1 + 2 + 4 + 71 + 142 = 220<text:line-break/><text:line-break/>Schreiben Sie eine Klasse<text:span text:style-name="Emphasis"> BefreundeteZahlen</text:span> mit der Funktion<text:span text:style-name="Emphasis"> public static boolean sindBefreundet(int a, int b)</text:span>, die prüft, ob es sich bei zwei Zahlen um befreundete Zahlen handelt. Wenn ja, soll die Funktion <text:span text:style-name="Emphasis">true</text:span> zurückgeben, ansonsten <text:span text:style-name="Emphasis">false</text:span>. </text:p>
      <text:p text:style-name="Standard"/>
      <text:p text:style-name="Standard">Aufgabe 2 (Schwierigkeitsgrad: 2)</text:p>
      <text:p text:style-name="Standard"/>
      <text:p text:style-name="Text_20_body">Schreibe eine Klasse <text:span text:style-name="Emphasis">Rechtschreibung</text:span>, die eine einfache Rechtschreibprüfung mittels der Funktion</text:p>
      <text:p text:style-name="Text_20_body"><text:span text:style-name="Emphasis">public static void pruefeRechtschreibung(String s)</text:span></text:p>
      <text:p text:style-name="Text_20_body">realisiert (ohne Wörterbuch). </text:p>
      <text:p text:style-name="Text_20_body"><text:line-break/>Die Funktion soll den String <text:span text:style-name="Emphasis">s</text:span> überprüfen und folgendes als Fehler melden:<text:line-break/>- doppelte Worte (direkt hintereinander)<text:line-break/>- kein Großbuchstabe am Satzanfang<text:line-break/>- Großbuchstaben oder Ziffern mitten im Wort<text:line-break/>- Leerzeichen vor Satzendezeichen, kein Leerzeichen nach Satzendezeichen<text:line-break/></text:p>
      <text:p text:style-name="Text_20_body">Satzendezeichen sind Punkt, Ausrufezeichen, und Fragezeichen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Aufgabe 3 (Schwierigkeitsgrad: 3)</text:p>
      <text:p text:style-name="Standard"/>
      <text:p text:style-name="Standard">Implementieren Sie eine Klasse <text:span text:style-name="Emphasis">Teppich</text:span> mit einer Funktion</text:p>
      <text:p text:style-name="Standard"><text:span text:style-name="Emphasis">konstruiereTeppich(int m, int n)</text:span></text:p>
      <text:p text:style-name="Standard">die einen „Rautenteppich“ aus Textzeichen ausgeben soll. Eine einzelne Raute besteht aus Kringeln und Punkten. Eine Raute der Größe m ist m Spalten breit und m Zeilen hoch (m&gt;=1, m muss ungerade sein).<text:line-break/><text:line-break/>Beispiele für Rauten der Größe m = 1, 3, 5 (jeweils ohne Leerzeilen):<text:line-break/>m=1:</text:p>
      <text:p text:style-name="Standard"><text:span text:style-name="Emphasis">0</text:span></text:p>
      <text:p text:style-name="Standard">m=3:</text:p>
      <text:section text:style-name="Sect1" text:name="siteContent">
        <text:section text:style-name="Sect1" text:name="description">
          <text:section text:style-name="Sect1" text:name="desctext">
            <text:p text:style-name="Text_20_body"><text:span text:style-name="Emphasis">.0.</text:span></text:p>
            <text:p text:style-name="Text_20_body"><text:span text:style-name="Emphasis">000</text:span></text:p>
            <text:p text:style-name="Text_20_body"><text:span text:style-name="Emphasis">.0.</text:span></text:p>
            <text:p text:style-name="Text_20_body">m=5</text:p>
            <text:p text:style-name="Text_20_body"><text:span text:style-name="Emphasis">..0..</text:span></text:p>
            <text:p text:style-name="Text_20_body"><text:span text:style-name="Emphasis">.000.</text:span></text:p>
            <text:p text:style-name="Text_20_body"><text:span text:style-name="Emphasis">00000</text:span></text:p>
            <text:p text:style-name="Text_20_body"><text:span text:style-name="Emphasis">.000.</text:span></text:p>
            <text:p text:style-name="Text_20_body"><text:span text:style-name="Emphasis">..0..</text:span></text:p>
            <text:p text:style-name="Text_20_body">Die Funktion soll einen Teppich in Form einer quadratischen Anordnung von n Rauten nebeneinander und n Rauten übereinander ausgeben (n &gt;=1). Zwischen zwei benachbarten Rauten liegt eine Zeile bzw. Spalte mit Punkten. Beispiele (wieder ohne Leerzeilen):</text:p>
            <text:p text:style-name="Text_20_body">m=5, n=2</text:p>
            <text:p text:style-name="Text_20_body"><text:span text:style-name="Emphasis">..0.....0..</text:span></text:p>
            <text:p text:style-name="Text_20_body"><text:span text:style-name="Emphasis">.000...000.</text:span></text:p>
            <text:p text:style-name="Text_20_body"><text:span text:style-name="Emphasis">00000.00000</text:span></text:p>
            <text:p text:style-name="Text_20_body"><text:span text:style-name="Emphasis">.000...000.</text:span></text:p>
            <text:p text:style-name="Text_20_body"><text:span text:style-name="Emphasis">..0.....0..</text:span></text:p>
            <text:p text:style-name="Text_20_body"><text:span text:style-name="Emphasis">...........</text:span></text:p>
            <text:p text:style-name="Text_20_body"><text:span text:style-name="Emphasis">..0.....0..</text:span></text:p>
            <text:p text:style-name="Text_20_body"><text:span text:style-name="Emphasis">.000...000.</text:span></text:p>
            <text:p text:style-name="Text_20_body"><text:span text:style-name="Emphasis">00000.00000</text:span></text:p>
            <text:p text:style-name="Text_20_body"><text:span text:style-name="Emphasis">.000...000.</text:span></text:p>
            <text:p text:style-name="Text_20_body"><text:span text:style-name="Emphasis">..0.....0..</text:span></text:p>
            <text:p text:style-name="Text_20_body"/>
            <text:p text:style-name="Text_20_body"/>
            <text:p text:style-name="Text_20_body"/>
            <text:p text:style-name="Text_20_body"/>
            <text:p text:style-name="Text_20_body"/>
            <text:p text:style-name="Text_20_body"><text:soft-page-break/>m=1, n=7:</text:p>
            <text:p text:style-name="Text_20_body"><text:span text:style-name="Emphasis">0.0.0.0.0.0.0</text:span></text:p>
            <text:p text:style-name="Text_20_body"><text:span text:style-name="Emphasis">..............</text:span></text:p>
            <text:p text:style-name="Text_20_body"><text:span text:style-name="Emphasis">0.0.0.0.0.0.0</text:span></text:p>
            <text:p text:style-name="Text_20_body"><text:span text:style-name="Emphasis">..............</text:span></text:p>
            <text:p text:style-name="Text_20_body"><text:span text:style-name="Emphasis">0.0.0.0.0.0.0</text:span></text:p>
            <text:p text:style-name="Text_20_body"><text:span text:style-name="Emphasis">..............</text:span></text:p>
            <text:p text:style-name="Text_20_body"><text:span text:style-name="Emphasis">0.0.0.0.0.0.0</text:span></text:p>
            <text:p text:style-name="Text_20_body"><text:span text:style-name="Emphasis">..............</text:span></text:p>
            <text:p text:style-name="Text_20_body"><text:span text:style-name="Emphasis">0.0.0.0.0.0.0</text:span></text:p>
            <text:p text:style-name="Text_20_body"><text:span text:style-name="Emphasis">..............</text:span></text:p>
            <text:p text:style-name="Text_20_body"><text:span text:style-name="Emphasis">0.0.0.0.0.0.0</text:span></text:p>
            <text:p text:style-name="Text_20_body"><text:span text:style-name="Emphasis">..............</text:span></text:p>
            <text:p text:style-name="Text_20_body"><text:span text:style-name="Emphasis">0.0.0.0.0.0.0</text:span></text:p>
            <text:p text:style-name="Text_20_body"/>
            <text:p text:style-name="Text_20_body">Hinweise:</text:p>
            <text:list xml:id="list3468679286147213879" text:style-name="L1">
              <text:list-item>
                <text:p text:style-name="P2">Zwecks besserer Darstellung der Beispiele tippt diese in einen Editor!</text:p>
              </text:list-item>
              <text:list-item>
                <text:p text:style-name="P1">Die Lösung der Aufgabe benötigt einige Schleifen ;)</text:p>
              </text:list-item>
            </text:list>
          </text:section>
        </text:section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ntan Purnamasari</meta:initial-creator>
    <meta:creation-date>2016-12-19T20:53:00.66</meta:creation-date>
    <meta:document-statistic meta:table-count="0" meta:image-count="0" meta:object-count="0" meta:page-count="3" meta:paragraph-count="54" meta:word-count="358" meta:character-count="2356"/>
    <dc:date>2016-12-19T21:00:34.04</dc:date>
    <dc:creator>Intan Purnamasari</dc:creator>
    <meta:editing-duration>PT7M33S</meta:editing-duration>
    <meta:editing-cycles>1</meta:editing-cycles>
    <meta:generator>OpenOffice/4.0.1$Win32 OpenOffice.org_project/401m5$Build-9714</meta:generator>
  </office:meta>
</office:document-meta>
</file>